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db6fb" officeooo:paragraph-rsid="000db6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50808" officeooo:paragraph-rsid="0015080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0pt" fo:font-weight="bold" officeooo:rsid="001c6aa0" officeooo:paragraph-rsid="001c6aa0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imes New Roman" fo:font-size="10pt" officeooo:rsid="000db6fb" officeooo:paragraph-rsid="000db6fb" style:font-size-asian="10pt" style:font-size-complex="10pt"/>
    </style:style>
    <style:style style:name="P5" style:family="paragraph" style:parent-style-name="Standard" style:list-style-name="L1">
      <style:text-properties style:font-name="Times New Roman" fo:font-size="10pt" officeooo:rsid="000db6fb" officeooo:paragraph-rsid="00100bfb" style:font-size-asian="10pt" style:font-size-complex="10pt"/>
    </style:style>
    <style:style style:name="P6" style:family="paragraph" style:parent-style-name="Standard" style:list-style-name="L1">
      <style:text-properties style:font-name="Times New Roman" fo:font-size="10pt" officeooo:rsid="000db6fb" officeooo:paragraph-rsid="000f1897" style:font-size-asian="10pt" style:font-size-complex="10pt"/>
    </style:style>
    <style:style style:name="P7" style:family="paragraph" style:parent-style-name="Standard" style:list-style-name="L1">
      <style:text-properties style:font-name="Times New Roman" fo:font-size="10pt" officeooo:rsid="000db6fb" officeooo:paragraph-rsid="001e1416" style:font-size-asian="10pt" style:font-size-complex="10pt"/>
    </style:style>
    <style:style style:name="P8" style:family="paragraph" style:parent-style-name="Standard" style:list-style-name="L1">
      <style:text-properties style:font-name="Times New Roman" fo:font-size="10pt" officeooo:paragraph-rsid="00100bfb" style:font-size-asian="10pt" style:font-size-complex="10pt"/>
    </style:style>
    <style:style style:name="P9" style:family="paragraph" style:parent-style-name="Standard">
      <style:text-properties style:font-name="Times New Roman" fo:font-size="10pt" officeooo:rsid="000f1897" officeooo:paragraph-rsid="000f1897" style:font-size-asian="10pt" style:font-size-complex="10pt"/>
    </style:style>
    <style:style style:name="P10" style:family="paragraph" style:parent-style-name="Standard" style:list-style-name="L2">
      <style:text-properties style:font-name="Times New Roman" fo:font-size="10pt" officeooo:rsid="000f1897" officeooo:paragraph-rsid="00100bfb" style:font-size-asian="10pt" style:font-size-complex="10pt"/>
    </style:style>
    <style:style style:name="P11" style:family="paragraph" style:parent-style-name="Standard" style:list-style-name="L2">
      <style:text-properties style:font-name="Times New Roman" fo:font-size="10pt" officeooo:rsid="000f1897" officeooo:paragraph-rsid="00100c9a" style:font-size-asian="10pt" style:font-size-complex="10pt"/>
    </style:style>
    <style:style style:name="P12" style:family="paragraph" style:parent-style-name="Standard" style:list-style-name="L15">
      <style:text-properties style:font-name="Times New Roman" fo:font-size="10pt" officeooo:rsid="000f1897" officeooo:paragraph-rsid="00100c9a" style:font-size-asian="10pt" style:font-size-complex="10pt"/>
    </style:style>
    <style:style style:name="P13" style:family="paragraph" style:parent-style-name="Standard" style:list-style-name="L2">
      <style:text-properties style:font-name="Times New Roman" fo:font-size="10pt" officeooo:rsid="00100bfb" officeooo:paragraph-rsid="00100bfb" style:font-size-asian="10pt" style:font-size-complex="10pt"/>
    </style:style>
    <style:style style:name="P14" style:family="paragraph" style:parent-style-name="Standard" style:list-style-name="L13">
      <style:text-properties style:font-name="Times New Roman" fo:font-size="10pt" officeooo:rsid="00100bfb" officeooo:paragraph-rsid="00100bfb" style:font-size-asian="10pt" style:font-size-complex="10pt"/>
    </style:style>
    <style:style style:name="P15" style:family="paragraph" style:parent-style-name="Standard" style:list-style-name="L14">
      <style:text-properties style:font-name="Times New Roman" fo:font-size="10pt" officeooo:rsid="00100bfb" officeooo:paragraph-rsid="00100bfb" style:font-size-asian="10pt" style:font-size-complex="10pt"/>
    </style:style>
    <style:style style:name="P16" style:family="paragraph" style:parent-style-name="Standard" style:list-style-name="L16">
      <style:text-properties style:font-name="Times New Roman" fo:font-size="10pt" officeooo:rsid="00100c9a" officeooo:paragraph-rsid="00100c9a" style:font-size-asian="10pt" style:font-size-complex="10pt"/>
    </style:style>
    <style:style style:name="P17" style:family="paragraph" style:parent-style-name="Standard">
      <style:text-properties style:font-name="Times New Roman" fo:font-size="10pt" officeooo:rsid="00150808" officeooo:paragraph-rsid="001c6aa0" style:font-size-asian="10pt" style:font-size-complex="10pt"/>
    </style:style>
    <style:style style:name="P18" style:family="paragraph" style:parent-style-name="Standard" style:list-style-name="L18">
      <style:text-properties style:font-name="Times New Roman" fo:font-size="10pt" officeooo:rsid="00150808" officeooo:paragraph-rsid="001c6aa0" style:font-size-asian="10pt" style:font-size-complex="10pt"/>
    </style:style>
    <style:style style:name="P19" style:family="paragraph" style:parent-style-name="Standard" style:list-style-name="L17">
      <style:text-properties style:font-name="Times New Roman" fo:font-size="10pt" officeooo:rsid="001bf69b" officeooo:paragraph-rsid="001bf69b" style:font-size-asian="10pt" style:font-size-complex="10pt"/>
    </style:style>
    <style:style style:name="P20" style:family="paragraph" style:parent-style-name="Standard" style:list-style-name="L18">
      <style:text-properties style:font-name="Times New Roman" fo:font-size="10pt" officeooo:rsid="001fbc90" officeooo:paragraph-rsid="001fbc90" style:font-size-asian="10pt" style:font-size-complex="10pt"/>
    </style:style>
    <style:style style:name="P21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0db6fb" officeooo:paragraph-rsid="000db6f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8546d" officeooo:paragraph-rsid="0018546d" style:font-size-asian="10pt" style:font-weight-asian="bold" style:font-size-complex="10pt" style:font-weight-complex="bold"/>
    </style:style>
    <style:style style:name="P23" style:family="paragraph" style:parent-style-name="Standard" style:list-style-name="L3">
      <style:text-properties fo:font-size="10pt" officeooo:paragraph-rsid="00100bfb" style:font-size-asian="10pt" style:font-size-complex="10pt"/>
    </style:style>
    <style:style style:name="P24" style:family="paragraph" style:parent-style-name="Standard" style:list-style-name="L4">
      <style:text-properties fo:font-size="10pt" officeooo:paragraph-rsid="00100bfb" style:font-size-asian="10pt" style:font-size-complex="10pt"/>
    </style:style>
    <style:style style:name="P25" style:family="paragraph" style:parent-style-name="Standard" style:list-style-name="L5">
      <style:text-properties fo:font-size="10pt" officeooo:paragraph-rsid="00100bfb" style:font-size-asian="10pt" style:font-size-complex="10pt"/>
    </style:style>
    <style:style style:name="P26" style:family="paragraph" style:parent-style-name="Standard" style:list-style-name="L5">
      <style:text-properties fo:font-size="10pt" officeooo:paragraph-rsid="00100c9a" style:font-size-asian="10pt" style:font-size-complex="10pt"/>
    </style:style>
    <style:style style:name="P27" style:family="paragraph" style:parent-style-name="Standard" style:list-style-name="L6">
      <style:text-properties fo:font-size="10pt" officeooo:paragraph-rsid="00100bfb" style:font-size-asian="10pt" style:font-size-complex="10pt"/>
    </style:style>
    <style:style style:name="P28" style:family="paragraph" style:parent-style-name="Standard" style:list-style-name="L7">
      <style:text-properties fo:font-size="10pt" officeooo:paragraph-rsid="00100bfb" style:font-size-asian="10pt" style:font-size-complex="10pt"/>
    </style:style>
    <style:style style:name="P29" style:family="paragraph" style:parent-style-name="Standard" style:list-style-name="L1">
      <style:text-properties fo:font-size="10pt" officeooo:paragraph-rsid="00100bfb" style:font-size-asian="10pt" style:font-size-complex="10pt"/>
    </style:style>
    <style:style style:name="P30" style:family="paragraph" style:parent-style-name="Standard" style:list-style-name="L8">
      <style:text-properties fo:font-size="10pt" officeooo:paragraph-rsid="00100bfb" style:font-size-asian="10pt" style:font-size-complex="10pt"/>
    </style:style>
    <style:style style:name="P31" style:family="paragraph" style:parent-style-name="Standard" style:list-style-name="L9">
      <style:text-properties fo:font-size="10pt" officeooo:paragraph-rsid="00100bfb" style:font-size-asian="10pt" style:font-size-complex="10pt"/>
    </style:style>
    <style:style style:name="P32" style:family="paragraph" style:parent-style-name="Standard" style:list-style-name="L10">
      <style:text-properties fo:font-size="10pt" officeooo:paragraph-rsid="00100bfb" style:font-size-asian="10pt" style:font-size-complex="10pt"/>
    </style:style>
    <style:style style:name="P33" style:family="paragraph" style:parent-style-name="Standard" style:list-style-name="L11">
      <style:text-properties fo:font-size="10pt" officeooo:paragraph-rsid="00100bfb" style:font-size-asian="10pt" style:font-size-complex="10pt"/>
    </style:style>
    <style:style style:name="P34" style:family="paragraph" style:parent-style-name="Standard" style:list-style-name="L12">
      <style:text-properties fo:font-size="10pt" officeooo:paragraph-rsid="00100c9a" style:font-size-asian="10pt" style:font-size-complex="10pt"/>
    </style:style>
    <style:style style:name="P35" style:family="paragraph" style:parent-style-name="Standard" style:list-style-name="L12">
      <style:text-properties fo:font-size="10pt" officeooo:paragraph-rsid="0017b4a7" style:font-size-asian="10pt" style:font-size-complex="10pt"/>
    </style:style>
    <style:style style:name="P36" style:family="paragraph" style:parent-style-name="Standard" style:list-style-name="L8">
      <style:text-properties fo:font-size="10pt" officeooo:rsid="001dd51b" officeooo:paragraph-rsid="001dd51b" style:font-size-asian="10pt" style:font-size-complex="10pt"/>
    </style:style>
    <style:style style:name="P37" style:family="paragraph" style:parent-style-name="Standard" style:list-style-name="L19">
      <style:text-properties officeooo:paragraph-rsid="001c6aa0"/>
    </style:style>
    <style:style style:name="P38" style:family="paragraph" style:parent-style-name="Standard" style:list-style-name="L19">
      <style:text-properties officeooo:rsid="001c6aa0" officeooo:paragraph-rsid="001c6aa0"/>
    </style:style>
    <style:style style:name="P39" style:family="paragraph" style:parent-style-name="Standard" style:list-style-name="L19">
      <style:text-properties officeooo:rsid="001dd51b" officeooo:paragraph-rsid="001dd51b"/>
    </style:style>
    <style:style style:name="P40" style:family="paragraph" style:parent-style-name="Standard" style:list-style-name="L21">
      <style:text-properties officeooo:paragraph-rsid="001e1416"/>
    </style:style>
    <style:style style:name="P41" style:family="paragraph" style:parent-style-name="Standard" style:list-style-name="L21">
      <style:text-properties officeooo:rsid="001e1416" officeooo:paragraph-rsid="001e1416"/>
    </style:style>
    <style:style style:name="T1" style:family="text">
      <style:text-properties officeooo:rsid="000db6fb"/>
    </style:style>
    <style:style style:name="T2" style:family="text">
      <style:text-properties officeooo:rsid="00100bfb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0db6fb"/>
    </style:style>
    <style:style style:name="T5" style:family="text">
      <style:text-properties style:font-name="Times New Roman" officeooo:rsid="00100bfb"/>
    </style:style>
    <style:style style:name="T6" style:family="text">
      <style:text-properties style:font-name="Times New Roman" officeooo:rsid="000f1897"/>
    </style:style>
    <style:style style:name="T7" style:family="text">
      <style:text-properties style:font-name="Times New Roman" officeooo:rsid="00100c9a"/>
    </style:style>
    <style:style style:name="T8" style:family="text">
      <style:text-properties style:font-name="Times New Roman" officeooo:rsid="00110c51"/>
    </style:style>
    <style:style style:name="T9" style:family="text">
      <style:text-properties style:font-name="Times New Roman" officeooo:rsid="001612e5"/>
    </style:style>
    <style:style style:name="T10" style:family="text">
      <style:text-properties style:font-name="Times New Roman" officeooo:rsid="0016c282"/>
    </style:style>
    <style:style style:name="T11" style:family="text">
      <style:text-properties style:font-name="Times New Roman" officeooo:rsid="0017b4a7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style:font-name="Times New Roman" fo:font-size="10pt" officeooo:rsid="001c6aa0" style:font-size-asian="10pt" style:font-size-complex="10pt"/>
    </style:style>
    <style:style style:name="T14" style:family="text">
      <style:text-properties style:font-name="Times New Roman" fo:font-size="10pt" officeooo:rsid="000db6fb" style:font-size-asian="10pt" style:font-size-complex="10pt"/>
    </style:style>
    <style:style style:name="T15" style:family="text">
      <style:text-properties style:font-name="Times New Roman" fo:font-size="10pt" officeooo:rsid="001e1416" style:font-size-asian="10pt" style:font-size-complex="10pt"/>
    </style:style>
    <style:style style:name="T16" style:family="text">
      <style:text-properties style:font-name="Times New Roman" officeooo:rsid="001c6aa0"/>
    </style:style>
    <style:style style:name="T17" style:family="text">
      <style:text-properties officeooo:rsid="00100c9a"/>
    </style:style>
    <style:style style:name="T18" style:family="text">
      <style:text-properties officeooo:rsid="00110c51"/>
    </style:style>
    <style:style style:name="T19" style:family="text">
      <style:text-properties officeooo:rsid="00150808"/>
    </style:style>
    <style:style style:name="T20" style:family="text">
      <style:text-properties officeooo:rsid="001c6aa0"/>
    </style:style>
    <style:style style:name="T21" style:family="text">
      <style:text-properties officeooo:rsid="001ca4ac"/>
    </style:style>
    <style:style style:name="T22" style:family="text">
      <style:text-properties officeooo:rsid="001fbc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Lesson Plan for Computational Physics – <text:span text:style-name="T2">12 week period</text:span></text:p>
      <text:p text:style-name="P4"/>
      <text:p text:style-name="P21">Part 1: Theory Classes (1 hour each, <text:span text:style-name="T2">2 classes per week</text:span>)</text:p>
      <text:p text:style-name="P4"/>
      <text:list xml:id="list4053486702" text:style-name="L1">
        <text:list-item>
          <text:p text:style-name="P8"><text:span text:style-name="T2">Introduction:</text:span></text:p>
        </text:list-item>
      </text:list>
      <text:list xml:id="list1896380322" text:style-name="L3">
        <text:list-item>
          <text:list>
            <text:list-item>
              <text:p text:style-name="P23"><text:span text:style-name="T4">The Python Interpreter,</text:span></text:p>
            </text:list-item>
            <text:list-item>
              <text:p text:style-name="P23"><text:span text:style-name="T4">Python console, Google Colab </text:span><text:span text:style-name="T5">notebooks in the cloud, </text:span></text:p>
            </text:list-item>
            <text:list-item>
              <text:p text:style-name="P23"><text:span text:style-name="T7">C</text:span><text:span text:style-name="T5">onstant </text:span><text:span text:style-name="T7">literals</text:span><text:span text:style-name="T5"> </text:span><text:span text:style-name="T7">and</text:span><text:span text:style-name="T5"> variables. </text:span><text:span text:style-name="T7">Hello world program</text:span></text:p>
            </text:list-item>
          </text:list>
        </text:list-item>
      </text:list>
      <text:list xml:id="list154802527970831" text:continue-list="list4053486702" text:style-name="L1">
        <text:list-item>
          <text:p text:style-name="P5"><text:span text:style-name="T2">Expression</text:span><text:span text:style-name="T17">s</text:span><text:span text:style-name="T2"> and Data:</text:span></text:p>
        </text:list-item>
      </text:list>
      <text:list xml:id="list2599804850" text:style-name="L4">
        <text:list-item>
          <text:list>
            <text:list-item>
              <text:p text:style-name="P24"><text:span text:style-name="T5">D</text:span><text:span text:style-name="T4">ata types: </text:span><text:span text:style-name="T7">int, float and string</text:span><text:span text:style-name="T4"> </text:span></text:p>
            </text:list-item>
            <text:list-item>
              <text:p text:style-name="P24"><text:span text:style-name="T5">D</text:span><text:span text:style-name="T4">ynamical typing</text:span></text:p>
            </text:list-item>
            <text:list-item>
              <text:p text:style-name="P24"><text:span text:style-name="T5">O</text:span><text:span text:style-name="T4">perators and expressions </text:span></text:p>
            </text:list-item>
          </text:list>
        </text:list-item>
      </text:list>
      <text:list xml:id="list154802209428494" text:continue-list="list154802527970831" text:style-name="L1">
        <text:list-item>
          <text:p text:style-name="P5"><text:span text:style-name="T2">Functions and Modules:</text:span></text:p>
        </text:list-item>
      </text:list>
      <text:list xml:id="list2596271262" text:style-name="L5">
        <text:list-item>
          <text:list>
            <text:list-item>
              <text:p text:style-name="P26"><text:span text:style-name="T5">I</text:span><text:span text:style-name="T6">ndentation in </text:span><text:span text:style-name="T5">P</text:span><text:span text:style-name="T6">ython</text:span></text:p>
            </text:list-item>
            <text:list-item>
              <text:p text:style-name="P25"><text:span text:style-name="T4">User defined functions and lambdas; </text:span></text:p>
            </text:list-item>
            <text:list-item>
              <text:p text:style-name="P25"><text:span text:style-name="T5">I</text:span><text:span text:style-name="T6">mport of external modules (math module as example)</text:span></text:p>
            </text:list-item>
          </text:list>
        </text:list-item>
      </text:list>
      <text:list xml:id="list154803436471870" text:continue-list="list154802209428494" text:style-name="L1">
        <text:list-item>
          <text:p text:style-name="P8"><text:span text:style-name="T1">Python objects: </text:span></text:p>
        </text:list-item>
      </text:list>
      <text:list xml:id="list1002152975" text:style-name="L6">
        <text:list-item>
          <text:list>
            <text:list-item>
              <text:p text:style-name="P27"><text:span text:style-name="T3">string, </text:span><text:span text:style-name="T4">list, </text:span><text:span text:style-name="T3">tuple, </text:span></text:p>
            </text:list-item>
            <text:list-item>
              <text:p text:style-name="P27"><text:span text:style-name="T3">set, dictionary;</text:span></text:p>
            </text:list-item>
          </text:list>
        </text:list-item>
      </text:list>
      <text:list xml:id="list154802687690406" text:continue-list="list154803436471870" text:style-name="L1">
        <text:list-item>
          <text:p text:style-name="P8">Control flow and decision control: </text:p>
        </text:list-item>
      </text:list>
      <text:list xml:id="list2964768784" text:style-name="L7">
        <text:list-item>
          <text:list>
            <text:list-item>
              <text:p text:style-name="P28"><text:span text:style-name="T4">if-then-else, </text:span></text:p>
            </text:list-item>
            <text:list-item>
              <text:p text:style-name="P28"><text:span text:style-name="T3">logical loop structure </text:span><text:span text:style-name="T5">(while and for)</text:span><text:span text:style-name="T3">;</text:span></text:p>
            </text:list-item>
          </text:list>
        </text:list-item>
      </text:list>
      <text:list xml:id="list154803124823340" text:continue-list="list154802687690406" text:style-name="L1">
        <text:list-item>
          <text:p text:style-name="P7">Introduction to NumPy I:</text:p>
        </text:list-item>
      </text:list>
      <text:list xml:id="list2160385590" text:style-name="L21">
        <text:list-item>
          <text:list>
            <text:list-item>
              <text:p text:style-name="P40"><text:span text:style-name="T14">Array creation and </text:span><text:span text:style-name="T15">basic operations</text:span></text:p>
            </text:list-item>
            <text:list-item>
              <text:p text:style-name="P41"><text:span text:style-name="T14">A</text:span><text:span text:style-name="T12">rray slicing and reshaping, concatenating and stacking</text:span></text:p>
            </text:list-item>
          </text:list>
        </text:list-item>
      </text:list>
      <text:list xml:id="list154803524625093" text:continue-list="list154803124823340" text:style-name="L1">
        <text:list-item>
          <text:p text:style-name="P29"><text:span text:style-name="T4">Introduction to NumPy II: Computational Linear Algebra. </text:span></text:p>
        </text:list-item>
      </text:list>
      <text:list xml:id="list765306309" text:style-name="L8">
        <text:list-item>
          <text:list>
            <text:list-item>
              <text:p text:style-name="P36"><text:span text:style-name="T5">B</text:span><text:span text:style-name="T3">asic BLAS operations with ‘@’</text:span></text:p>
            </text:list-item>
            <text:list-item>
              <text:p text:style-name="P30"><text:span text:style-name="T5">Linear systems of Equations </text:span></text:p>
            </text:list-item>
            <text:list-item>
              <text:p text:style-name="P30"><text:span text:style-name="T5">Matrix diagonalization</text:span></text:p>
            </text:list-item>
          </text:list>
        </text:list-item>
      </text:list>
      <text:list xml:id="list154803740811646" text:continue-list="list154803524625093" text:style-name="L1">
        <text:list-item>
          <text:p text:style-name="P5"><text:span text:style-name="T2">Scipy and matplotlib:</text:span></text:p>
        </text:list-item>
      </text:list>
      <text:list xml:id="list1920794247" text:style-name="L9">
        <text:list-item>
          <text:list>
            <text:list-item>
              <text:p text:style-name="P31"><text:span text:style-name="T4">Introduction to Matplotlib for data plotting. </text:span></text:p>
            </text:list-item>
            <text:list-item>
              <text:p text:style-name="P31"><text:span text:style-name="T6">Introduction to scientific python</text:span></text:p>
            </text:list-item>
          </text:list>
        </text:list-item>
      </text:list>
      <text:list xml:id="list154803106772385" text:continue-list="list154803740811646" text:style-name="L1">
        <text:list-header>
          <text:p text:style-name="P6"/>
        </text:list-header>
      </text:list>
      <text:p text:style-name="P22">Part 2: Computer Lab: 1 hour weekly sessions divided into 2+2 batches</text:p>
      <text:p text:style-name="P9"/>
      <text:list xml:id="list1265163545" text:style-name="L2">
        <text:list-item>
          <text:p text:style-name="P10"><text:span text:style-name="T2">Basic programming:</text:span></text:p>
        </text:list-item>
      </text:list>
      <text:list xml:id="list2790293017" text:style-name="L10">
        <text:list-item>
          <text:list>
            <text:list-item>
              <text:p text:style-name="P32"><text:span text:style-name="T6">Basic Hello World program, </text:span></text:p>
            </text:list-item>
            <text:list-item>
              <text:p text:style-name="P32"><text:span text:style-name="T5">Floating point</text:span><text:span text:style-name="T6"> arithmetic. </text:span></text:p>
            </text:list-item>
            <text:list-item>
              <text:p text:style-name="P32"><text:span text:style-name="T6">Input and Output </text:span></text:p>
            </text:list-item>
          </text:list>
        </text:list-item>
      </text:list>
      <text:list xml:id="list154803017046816" text:continue-list="list1265163545" text:style-name="L2">
        <text:list-item>
          <text:p text:style-name="P10"><text:span text:style-name="T2">Iterations in Python:</text:span></text:p>
        </text:list-item>
      </text:list>
      <text:list xml:id="list4176024486" text:style-name="L11">
        <text:list-item>
          <text:list>
            <text:list-item>
              <text:p text:style-name="P33"><text:span text:style-name="T6">Creation and Manipulation of format strings, </text:span></text:p>
            </text:list-item>
            <text:list-item>
              <text:p text:style-name="P33"><text:span text:style-name="T5">Creation and manipulations of </text:span><text:span text:style-name="T6">lists: average of numbers, sorting, </text:span><text:span text:style-name="T5">factorial </text:span><text:span text:style-name="T9">function.</text:span></text:p>
            </text:list-item>
          </text:list>
        </text:list-item>
      </text:list>
      <text:list xml:id="list154802418533901" text:continue-list="list154803017046816" text:style-name="L2">
        <text:list-item>
          <text:p text:style-name="P10">Basic NumPy exercises: </text:p>
        </text:list-item>
      </text:list>
      <text:list xml:id="list882834093" text:style-name="L12">
        <text:list-item>
          <text:list>
            <text:list-item>
              <text:p text:style-name="P35"><text:span text:style-name="T6">Create, reshape, slice and manipulate arrays.</text:span></text:p>
            </text:list-item>
            <text:list-item>
              <text:p text:style-name="P35"><text:span text:style-name="T11">A</text:span><text:span text:style-name="T10">verage, sorting, factorial with arrays.</text:span></text:p>
            </text:list-item>
            <text:list-item>
              <text:p text:style-name="P34"><text:span text:style-name="T6">G</text:span><text:span text:style-name="T7">eneration of banded matrices</text:span><text:span text:style-name="T6">, </text:span><text:span text:style-name="T8">populate and extract slices </text:span><text:span text:style-name="T16">of matrices.</text:span></text:p>
            </text:list-item>
          </text:list>
        </text:list-item>
      </text:list>
      <text:list xml:id="list154803029059402" text:continue-list="list154802418533901" text:style-name="L2">
        <text:list-item>
          <text:p text:style-name="P13">Matplotlib session:</text:p>
        </text:list-item>
      </text:list>
      <text:list xml:id="list2212920074" text:style-name="L13">
        <text:list-item>
          <text:list>
            <text:list-item>
              <text:p text:style-name="P14">Data generation and plotting. <text:span text:style-name="T18">Axis labels</text:span></text:p>
            </text:list-item>
            <text:list-item>
              <text:p text:style-name="P14">Plotting of multiple datasets <text:span text:style-name="T18">with</text:span> legend</text:p>
            </text:list-item>
            <text:list-item>
              <text:p text:style-name="P14">The figure and axis object, insets and sub<text:span text:style-name="T17">plots</text:span></text:p>
            </text:list-item>
          </text:list>
        </text:list-item>
      </text:list>
      <text:list xml:id="list154803073805476" text:continue-list="list154803029059402" text:style-name="L2">
        <text:list-item>
          <text:p text:style-name="P13">Curve-fitting using scipy optimize module </text:p>
        </text:list-item>
      </text:list>
      <text:list xml:id="list1310106995" text:style-name="L14">
        <text:list-item>
          <text:list>
            <text:list-item>
              <text:p text:style-name="P15">Linear least squares fit <text:span text:style-name="T17">and fit of exponential data in log-scale</text:span></text:p>
            </text:list-item>
            <text:list-item>
              <text:p text:style-name="P15">Fitting of <text:span text:style-name="T17">polynomial</text:span> <text:span text:style-name="T17">and asymptotic </text:span>function<text:span text:style-name="T17">s</text:span>.</text:p>
            </text:list-item>
          </text:list>
        </text:list-item>
      </text:list>
      <text:list xml:id="list154802444028301" text:continue-list="list154803073805476" text:style-name="L2">
        <text:list-item>
          <text:p text:style-name="P11">Linear Algebra with NumPy: </text:p>
        </text:list-item>
      </text:list>
      <text:list xml:id="list3539846387" text:style-name="L15">
        <text:list-item>
          <text:list>
            <text:list-item>
              <text:p text:style-name="P12">Quantum Anharmonic oscillator. </text:p>
            </text:list-item>
            <text:list-item>
              <text:p text:style-name="P12">Electrical circuit<text:span text:style-name="T22">s</text:span>, <text:span text:style-name="T22">especially u</text:span><text:span text:style-name="T21">nbalanced W</text:span><text:span text:style-name="T20">heatstone’s </text:span><text:span text:style-name="T21">b</text:span><text:span text:style-name="T20">ridge</text:span></text:p>
            </text:list-item>
          </text:list>
        </text:list-item>
      </text:list>
      <text:list xml:id="list154803435968342" text:continue-list="list154802444028301" text:style-name="L2">
        <text:list-item>
          <text:p text:style-name="P13">Numerical Integration of functions with scipy integrate module.</text:p>
        </text:list-item>
      </text:list>
      <text:list xml:id="list2708031886" text:style-name="L16">
        <text:list-item>
          <text:list>
            <text:list-item>
              <text:p text:style-name="P16">Simple integration: <text:span text:style-name="T18">c</text:span>ross-check with theoretical result</text:p>
            </text:list-item>
            <text:list-item>
              <text:p text:style-name="P16">Complex integration: Physical Pendulum <text:span text:style-name="T19">(Elliptic integral)</text:span></text:p>
            </text:list-item>
          </text:list>
        </text:list-item>
      </text:list>
      <text:list xml:id="list154803982744276" text:continue-list="list154803435968342" text:style-name="L2">
        <text:list-item>
          <text:p text:style-name="P13">Numerical Integration of ordinary differential equations with scipy integrate module:</text:p>
        </text:list-item>
      </text:list>
      <text:list xml:id="list2734264029" text:style-name="L17">
        <text:list-item>
          <text:list>
            <text:list-item>
              <text:p text:style-name="P19">Simple example <text:span text:style-name="T22">of</text:span> <text:span text:style-name="T22">f</text:span>irst order ODE: <text:span text:style-name="T22">Quantum spin precession.</text:span></text:p>
            </text:list-item>
            <text:list-item>
              <text:p text:style-name="P19">Second order ODE as two first order ODEs: Damped oscillator and van der Pol oscillator</text:p>
            </text:list-item>
          </text:list>
        </text:list-item>
      </text:list>
      <text:p text:style-name="P9"><text:soft-page-break/></text:p>
      <text:p text:style-name="P9"/>
      <text:p text:style-name="P9"/>
      <text:p text:style-name="P2">Summary of Physics Problems covered:</text:p>
      <text:list xml:id="list173599296" text:style-name="L18">
        <text:list-item>
          <text:p text:style-name="P18">Curve-fitting <text:span text:style-name="T20">of datasets</text:span></text:p>
        </text:list-item>
        <text:list-item>
          <text:p text:style-name="P18">Quantum <text:span text:style-name="T20">Anharmonic </text:span>oscillator</text:p>
        </text:list-item>
        <text:list-item>
          <text:p text:style-name="P18">Electrical Circuit<text:span text:style-name="T22">s</text:span></text:p>
        </text:list-item>
        <text:list-item>
          <text:p text:style-name="P18">Physical Pendulum </text:p>
        </text:list-item>
        <text:list-item>
          <text:p text:style-name="P20">Quantum spin precession</text:p>
        </text:list-item>
        <text:list-item>
          <text:p text:style-name="P20">Damped oscillator</text:p>
        </text:list-item>
        <text:list-item>
          <text:p text:style-name="P18">van der Pol Oscillator</text:p>
        </text:list-item>
      </text:list>
      <text:p text:style-name="P17"/>
      <text:p text:style-name="P3">Questions:</text:p>
      <text:list xml:id="list240906771" text:style-name="L19">
        <text:list-item>
          <text:p text:style-name="P38"><text:span text:style-name="T12">Name of new course.</text:span></text:p>
        </text:list-item>
        <text:list-item>
          <text:p text:style-name="P39"><text:span text:style-name="T12">Can the lab be given in the next semester? Then I can add transcendental equations and interpolation too.</text:span></text:p>
        </text:list-item>
        <text:list-item>
          <text:p text:style-name="P39"><text:span text:style-name="T12">If answer to previous is no, then m</text:span><text:span text:style-name="T13">aximum number of theory classes and lab sessions should not exceed page 1</text:span></text:p>
        </text:list-item>
        <text:list-item>
          <text:p text:style-name="P37"><text:span text:style-name="T13">How many batches per lab session are needed?</text:span></text:p>
        </text:list-item>
        <text:list-item>
          <text:p text:style-name="P37"><text:span text:style-name="T13">How to divide and schedule the sessions amongst teachers?</text:span></text:p>
        </text:list-item>
        <text:list-item>
          <text:p text:style-name="P38"><text:span text:style-name="T12">Will there be a lab exam only, theory exam only, or both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3:57:24.367081881</meta:creation-date>
    <dc:date>2024-07-27T15:47:31.362654607</dc:date>
    <meta:editing-duration>PT49M26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481" meta:character-count="2975" meta:non-whitespace-character-count="2614"/>
  </office:meta>
</office:document-meta>
</file>